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al" svg:font-family="Aial"/>
    <style:font-face style:name="Liberation Sans" svg:font-family="'Liberation Sans'"/>
    <style:font-face style:name="Liberation Serif1" svg:font-family="'Liberation Serif'"/>
    <style:font-face style:name="Roboto" svg:font-family="Roboto, Arial, sans-serif"/>
    <style:font-face style:name="SFMono-Regular" svg:font-family="SFMono-Regular, Consolas, 'Liberation Mono', Menlo, monospace"/>
    <style:font-face style:name="Arial" svg:font-family="Arial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paragraph-properties fo:break-before="page"/>
    </style:style>
    <style:style style:name="P2" style:family="paragraph" style:parent-style-name="Footnote">
      <style:text-properties style:font-name="Arial"/>
    </style:style>
    <style:style style:name="P3" style:family="paragraph" style:parent-style-name="Footnote">
      <style:text-properties style:font-name="Arial" fo:font-size="8pt" style:font-size-asian="8pt" style:font-size-complex="8pt"/>
    </style:style>
    <style:style style:name="P4" style:family="paragraph" style:parent-style-name="Footnote">
      <style:text-properties style:font-name="Arial" fo:font-size="8pt" officeooo:rsid="000f87f4" officeooo:paragraph-rsid="000f87f4" style:font-size-asian="8pt" style:font-size-complex="8pt"/>
    </style:style>
    <style:style style:name="P5" style:family="paragraph" style:parent-style-name="Footnote">
      <style:text-properties style:font-name="Arial" fo:font-size="8pt" officeooo:rsid="0014c635" officeooo:paragraph-rsid="0014c635" style:font-size-asian="8pt" style:font-size-complex="8pt"/>
    </style:style>
    <style:style style:name="P6" style:family="paragraph" style:parent-style-name="Footnote">
      <style:text-properties style:font-name="Arial" fo:font-size="8pt" officeooo:rsid="001c1412" officeooo:paragraph-rsid="001c1412" style:font-size-asian="8pt" style:font-size-complex="8pt"/>
    </style:style>
    <style:style style:name="P7" style:family="paragraph" style:parent-style-name="Normal">
      <style:text-properties fo:font-variant="normal" fo:text-transform="none" fo:color="#e8eaed" style:font-name="Arial" fo:font-size="12pt" fo:font-weight="normal" style:font-size-asian="12pt" style:font-size-complex="12pt"/>
    </style:style>
    <style:style style:name="P8" style:family="paragraph" style:parent-style-name="Normal">
      <style:text-properties fo:font-variant="normal" fo:text-transform="none" style:font-name="Arial" fo:font-size="12pt" fo:font-weight="normal" style:font-size-asian="12pt" style:font-size-complex="12pt"/>
    </style:style>
    <style:style style:name="P9" style:family="paragraph" style:parent-style-name="Normal">
      <style:text-properties fo:font-variant="normal" fo:text-transform="none" style:use-window-font-color="true" style:font-name="Hack" fo:font-size="10pt" fo:font-weight="normal" style:font-size-asian="10pt" style:font-size-complex="10pt"/>
    </style:style>
    <style:style style:name="P10" style:family="paragraph" style:parent-style-name="Normal">
      <style:paragraph-properties fo:text-align="justify" style:justify-single-word="false"/>
      <style:text-properties fo:font-variant="normal" fo:text-transform="none" style:use-window-font-color="true" style:font-name="Arial" fo:font-size="12pt" fo:font-weight="normal" style:font-size-asian="12pt" style:font-size-complex="12pt"/>
    </style:style>
    <style:style style:name="P11" style:family="paragraph" style:parent-style-name="Normal">
      <style:paragraph-properties fo:text-align="justify" style:justify-single-word="false"/>
      <style:text-properties fo:font-variant="normal" fo:text-transform="none" style:use-window-font-color="true" style:font-name="Arial" fo:font-size="12pt" fo:font-weight="normal" officeooo:paragraph-rsid="000f87f4" style:font-size-asian="12pt" style:font-size-complex="12pt"/>
    </style:style>
    <style:style style:name="P12" style:family="paragraph" style:parent-style-name="Normal">
      <style:text-properties fo:font-variant="normal" fo:text-transform="none" style:font-name="Liberation Sans1" fo:font-size="10pt" fo:font-weight="normal" style:font-size-asian="10pt" style:font-size-complex="10pt"/>
    </style:style>
    <style:style style:name="P13" style:family="paragraph" style:parent-style-name="Normal">
      <style:text-properties officeooo:paragraph-rsid="000f87f4"/>
    </style:style>
    <style:style style:name="P14" style:family="paragraph" style:parent-style-name="Normal">
      <style:paragraph-properties fo:text-align="center" style:justify-single-word="false"/>
      <style:text-properties officeooo:paragraph-rsid="000f87f4"/>
    </style:style>
    <style:style style:name="P15" style:family="paragraph" style:parent-style-name="Normal">
      <style:text-properties style:font-name="Arial" fo:font-size="12pt" style:font-size-asian="12pt" style:font-size-complex="12pt"/>
    </style:style>
    <style:style style:name="P16" style:family="paragraph" style:parent-style-name="Normal">
      <style:text-properties style:font-name="Arial" fo:font-size="12pt" officeooo:rsid="000f87f4" officeooo:paragraph-rsid="000f87f4" style:font-size-asian="12pt" style:font-size-complex="12pt"/>
    </style:style>
    <style:style style:name="P17" style:family="paragraph" style:parent-style-name="Normal">
      <style:paragraph-properties fo:text-align="justify" style:justify-single-word="false"/>
      <style:text-properties style:font-name="Arial" fo:font-size="12pt" officeooo:rsid="000f87f4" officeooo:paragraph-rsid="000f87f4" style:font-size-asian="12pt" style:font-size-complex="12pt"/>
    </style:style>
    <style:style style:name="P18" style:family="paragraph" style:parent-style-name="Normal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9" style:family="paragraph" style:parent-style-name="Normal">
      <style:paragraph-properties fo:text-align="justify" style:justify-single-word="false"/>
      <style:text-properties style:font-name="Arial" fo:font-size="12pt" officeooo:paragraph-rsid="0011ecf6" style:font-size-asian="12pt" style:font-size-complex="12pt"/>
    </style:style>
    <style:style style:name="P20" style:family="paragraph" style:parent-style-name="Normal">
      <style:paragraph-properties fo:text-align="justify" style:justify-single-word="false"/>
      <style:text-properties style:font-name="Arial" fo:font-size="12pt" officeooo:rsid="0012c90d" officeooo:paragraph-rsid="0012c90d" style:font-size-asian="12pt" style:font-size-complex="12pt"/>
    </style:style>
    <style:style style:name="P21" style:family="paragraph" style:parent-style-name="Normal">
      <style:paragraph-properties fo:text-align="justify" style:justify-single-word="false"/>
      <style:text-properties style:font-name="Arial" fo:font-size="12pt" officeooo:rsid="00165328" officeooo:paragraph-rsid="00165328" style:font-size-asian="12pt" style:font-size-complex="12pt"/>
    </style:style>
    <style:style style:name="P22" style:family="paragraph" style:parent-style-name="Normal">
      <style:paragraph-properties fo:text-align="center" style:justify-single-word="false"/>
      <style:text-properties style:font-name="Arial" fo:font-size="12pt" officeooo:rsid="000f87f4" officeooo:paragraph-rsid="000f87f4" style:font-size-asian="10.5pt" style:font-size-complex="12pt"/>
    </style:style>
    <style:style style:name="P23" style:family="paragraph" style:parent-style-name="Normal">
      <style:paragraph-properties fo:text-align="center" style:justify-single-word="false"/>
      <style:text-properties style:font-name="Arial" fo:font-size="24pt" style:font-size-asian="24pt" style:font-size-complex="24pt"/>
    </style:style>
    <style:style style:name="P24" style:family="paragraph" style:parent-style-name="Normal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5" style:family="paragraph" style:parent-style-name="Normal">
      <style:text-properties style:font-name="Hack" fo:font-size="10pt" style:font-size-asian="10pt" style:font-size-complex="10pt"/>
    </style:style>
    <style:style style:name="P26" style:family="paragraph" style:parent-style-name="Normal">
      <style:text-properties style:font-name="Liberation Sans1" fo:font-size="12pt" style:font-size-asian="12pt" style:font-size-complex="12pt"/>
    </style:style>
    <style:style style:name="P27" style:family="paragraph" style:parent-style-name="Normal">
      <style:text-properties style:font-name="Liberation Sans1" fo:font-size="10pt" style:font-size-asian="10pt" style:font-size-complex="10pt"/>
    </style:style>
    <style:style style:name="P28" style:family="paragraph" style:parent-style-name="Normal">
      <style:text-properties style:font-name="Liberation Sans1" fo:font-size="10pt" officeooo:rsid="000f87f4" officeooo:paragraph-rsid="000f87f4" style:font-size-asian="10pt" style:font-size-complex="10pt"/>
    </style:style>
    <style:style style:name="P29" style:family="paragraph" style:parent-style-name="Normal">
      <style:paragraph-properties fo:text-align="justify" style:justify-single-word="false"/>
      <style:text-properties style:font-name="Liberation Sans1" fo:font-size="10pt" officeooo:rsid="0012c90d" officeooo:paragraph-rsid="0012c90d" style:font-size-asian="10pt" style:font-size-complex="10pt"/>
    </style:style>
    <style:style style:name="P30" style:family="paragraph" style:parent-style-name="Normal">
      <style:paragraph-properties fo:break-before="page"/>
      <style:text-properties style:font-name="Arial" fo:font-size="12pt" style:font-size-asian="12pt" style:font-size-complex="12pt"/>
    </style:style>
    <style:style style:name="P31" style:family="paragraph" style:parent-style-name="Normal">
      <style:paragraph-properties fo:text-align="justify" style:justify-single-word="false" style:writing-mode="lr-tb"/>
      <style:text-properties style:font-name="Arial" fo:font-size="12pt" style:font-size-asian="12pt" style:font-size-complex="12pt"/>
    </style:style>
    <style:style style:name="P32" style:family="paragraph" style:parent-style-name="Preformatted_20_Text">
      <style:paragraph-properties fo:line-height="100%"/>
      <style:text-properties officeooo:rsid="000f87f4" officeooo:paragraph-rsid="000f87f4"/>
    </style:style>
    <style:style style:name="P33" style:family="paragraph" style:parent-style-name="Preformatted_20_Text">
      <style:paragraph-properties fo:margin-top="0cm" fo:margin-bottom="0cm" loext:contextual-spacing="false" fo:line-height="100%" fo:orphans="2" fo:widows="2" fo:padding="0cm" fo:border="none"/>
    </style:style>
    <style:style style:name="P34" style:family="paragraph" style:parent-style-name="Heading_20_1">
      <style:text-properties style:font-name="Aial" fo:font-size="14pt" style:font-size-asian="14pt" style:font-size-complex="14pt"/>
    </style:style>
    <style:style style:name="P35" style:family="paragraph" style:parent-style-name="Heading_20_2">
      <style:text-properties fo:font-size="14pt" style:font-size-asian="14pt" style:font-size-complex="14pt"/>
    </style:style>
    <style:style style:name="P36" style:family="paragraph" style:parent-style-name="Heading_20_2">
      <style:text-properties style:font-name="Arial" fo:font-size="14pt" style:font-size-asian="14pt" style:font-size-complex="14pt"/>
    </style:style>
    <style:style style:name="P37" style:family="paragraph" style:parent-style-name="Heading_20_2">
      <style:paragraph-properties fo:break-before="page"/>
      <style:text-properties style:font-name="Arial" fo:font-size="14pt" style:font-size-asian="14pt" style:font-size-complex="14pt"/>
    </style:style>
    <style:style style:name="T1" style:family="text">
      <style:text-properties fo:font-variant="normal" fo:text-transform="none" fo:color="#24292e" style:font-name="Liberation Sans1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font-weight="normal"/>
    </style:style>
    <style:style style:name="T3" style:family="text">
      <style:text-properties fo:font-variant="normal" fo:text-transform="none" fo:font-weight="normal" officeooo:rsid="000f87f4"/>
    </style:style>
    <style:style style:name="T4" style:family="text">
      <style:text-properties fo:font-variant="normal" fo:text-transform="none" fo:font-weight="normal" officeooo:rsid="00124df4"/>
    </style:style>
    <style:style style:name="T5" style:family="text">
      <style:text-properties fo:font-variant="normal" fo:text-transform="none" style:use-window-font-color="true" style:font-name="Liberation Sans1" fo:font-size="10pt" style:text-underline-style="none" fo:font-weight="normal" style:font-size-asian="10pt" style:font-size-complex="10pt"/>
    </style:style>
    <style:style style:name="T6" style:family="text">
      <style:text-properties officeooo:rsid="000f87f4"/>
    </style:style>
    <style:style style:name="T7" style:family="text">
      <style:text-properties style:font-name="Arial"/>
    </style:style>
    <style:style style:name="T8" style:family="text">
      <style:text-properties style:font-name="Arial" fo:font-size="12pt" officeooo:rsid="000f87f4" style:font-size-asian="10.5pt" style:font-size-complex="12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8pt" officeooo:rsid="000f87f4" style:font-size-asian="8pt" style:font-size-complex="8pt"/>
    </style:style>
    <style:style style:name="T11" style:family="text">
      <style:text-properties style:font-name="Arial" fo:font-size="8pt" officeooo:rsid="00165328" style:font-size-asian="8pt" style:font-size-complex="8pt"/>
    </style:style>
    <style:style style:name="T12" style:family="text">
      <style:text-properties style:font-name="Arial" officeooo:rsid="00165328"/>
    </style:style>
    <style:style style:name="T13" style:family="text">
      <style:text-properties style:font-name="Liberation Sans1" fo:font-size="10pt" style:font-size-asian="10pt" style:font-size-complex="10pt"/>
    </style:style>
    <style:style style:name="T14" style:family="text">
      <style:text-properties style:font-name="Liberation Sans1" fo:font-size="10pt" officeooo:rsid="000f87f4" style:font-size-asian="10pt" style:font-size-complex="10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0f87f4" style:font-size-asian="8pt" style:font-size-complex="8pt"/>
    </style:style>
    <style:style style:name="T17" style:family="text">
      <style:text-properties officeooo:rsid="001055a7"/>
    </style:style>
    <style:style style:name="T18" style:family="text">
      <style:text-properties officeooo:rsid="00112f5b"/>
    </style:style>
    <style:style style:name="T19" style:family="text">
      <style:text-properties officeooo:rsid="0011ecf6"/>
    </style:style>
    <style:style style:name="T20" style:family="text">
      <style:text-properties officeooo:rsid="0012c90d"/>
    </style:style>
    <style:style style:name="T21" style:family="text">
      <style:text-properties officeooo:rsid="0012de09"/>
    </style:style>
    <style:style style:name="T22" style:family="text">
      <style:text-properties officeooo:rsid="00165328"/>
    </style:style>
    <style:style style:name="T23" style:family="text">
      <style:text-properties officeooo:rsid="001c5ff8"/>
    </style:style>
    <style:style style:name="T24" style:family="text">
      <style:text-properties officeooo:rsid="002099a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0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24">E<text:span text:style-name="T6">i</text:span>nrichtung einer C-Entwicklungsumgebung <text:span text:style-name="T6">für den Gameboy </text:span>auf de<text:span text:style-name="T6">m</text:span> Raspberry Pi</text:p>
        <text:p text:style-name="P23"/>
        <text:p text:style-name="P22">Heiko Wolf</text:p>
        <text:p text:style-name="P22">heiko.wolf.mail@gmail.com</text:p>
        <text:p text:style-name="P22"/>
        <text:p text:style-name="P22">FDL 1.3</text:p>
        <text:p text:style-name="P22"/>
        <text:p text:style-name="P14"><text:span text:style-name="T8">Stand: 03.01.2021</text:span></text:p>
        <text:p text:style-name="P14"><text:span text:style-name="T8"/></text:p>
        <text:h text:style-name="P37" text:outline-level="2"><text:span text:style-name="T18">1 </text:span>Vorwort</text:h>
        <text:p text:style-name="P18">Mit dem Raspberry Pi 400 ist der Pi<text:note text:id="ftn22" text:note-class="footnote"><text:note-citation>1</text:note-citation><text:note-body><text:p text:style-name="Footnote"><text:span text:style-name="T9">https://de.wikipedia.org/wiki/Raspberry_Pi</text:span><text:span text:style-name="T9">, </text:span><text:span text:style-name="T10">abgerufen am 03.01.2021</text:span></text:p></text:note-body></text:note> nun völlig in den Gefilde von Desktopumgebungen</text:p>
        <text:p text:style-name="P18">aufgegangen<text:note text:id="ftn1" text:note-class="footnote"><text:note-citation>2</text:note-citation><text:note-body><text:p text:style-name="P1"><text:span text:style-name="T9">https://www.raspberrypi.org/products/raspberry-pi-400/, abgerufen am 29.12.2020</text:span></text:p></text:note-body></text:note>. In diesem Dokument wird die Einrichtung einer Gameboy-<text:span text:style-name="T6">C-</text:span>Entwicklungsumgebung für den Raspberry Pi betrachtet. Als Referenzmodell steht der Raspberry Pi 4. Theoretisch sollte die Einrichtung auch bei früheren Modellen <text:span text:style-name="T6">ab Version 2 </text:span>funktionieren. <text:s/></text:p>
        <text:p text:style-name="P18"/>
        <text:p text:style-name="P31">Der Artikel unterscheidet sich von den anderen Einrichtungsartikel<text:note text:id="ftn16" text:note-class="footnote"><text:note-citation>3</text:note-citation><text:note-body><text:p text:style-name="Footnote"><text:span text:style-name="T9">https://drive.google.com/file/d/1T-BhFdF6jTos8HrZApfBmntQzFoIV-vO/view?usp=sharing, </text:span><text:span text:style-name="T10">abgerufen am 03.01.2020</text:span></text:p></text:note-body></text:note> dadurch, dass unter dem Raspberry Pi kein Wine<text:note text:id="ftn2" text:note-class="footnote"><text:note-citation>4</text:note-citation><text:note-body><text:p text:style-name="P3">https://www.winehq.org/, abgerufen am 03.01.2021</text:p></text:note-body></text:note> für x86 Anwendungen existiert und <text:span text:style-name="T6">somit </text:span>eine zusätzliche Emulationsschicht für die <text:span text:style-name="T6">Ausführung von Wine für x86 notwendig ist, um die </text:span>Windows-Programme GBTD, GBMB<text:note text:id="ftn0" text:note-class="footnote"><text:note-citation>5</text:note-citation><text:note-body><text:p text:style-name="Footnote"><text:span text:style-name="T9">https://github.com/untoxa/GBTD_GBMB, </text:span><text:span text:style-name="T10">abgerufen am 03.01.2021</text:span></text:p></text:note-body></text:note> und gegebenenfalls <text:span text:style-name="T6">den Gameboy-Emulator </text:span>BGB<text:note text:id="ftn10" text:note-class="footnote"><text:note-citation>6</text:note-citation><text:note-body><text:p text:style-name="Footnote"><text:span text:style-name="T9">http://bgb.bircd.org/, </text:span><text:span text:style-name="T10">abgerufen am 03.01.2021</text:span></text:p></text:note-body></text:note> <text:span text:style-name="T6">auf dem Raspberry Pi auszuführen</text:span>. </text:p>
        <text:p text:style-name="P15"/>
        <text:p text:style-name="P19">Für die Realisierung <text:span text:style-name="T19">geht dieser Artikel von </text:span>ein<text:span text:style-name="T19">em</text:span> fertig eingerichteter Pi <text:span text:style-name="T19">aus</text:span>. Kenntnisse in <text:span text:style-name="T19">den</text:span> üblichen Linux Befehlen und die Kompilierung von Programmen sollte bekannt sein. </text:p>
        <text:p text:style-name="P19"/>
        <text:p text:style-name="P19"><text:span text:style-name="T6">Die verwendete Distribution ist Raspberry Pi OS</text:span><text:span text:style-name="T6"><text:note text:id="ftn21" text:note-class="footnote"><text:note-citation>7</text:note-citation><text:note-body><text:p text:style-name="Footnote"><text:span text:style-name="T9">https://www.raspberrypi.org/software/, </text:span><text:span text:style-name="T10">abgerufen am 03.01.2021</text:span></text:p></text:note-body></text:note></text:span><text:span text:style-name="T6">.</text:span></text:p>
        <text:p text:style-name="P15"/>
        <text:h text:style-name="P35" text:outline-level="2"><text:span text:style-name="T18">2 </text:span>Kompilierung von SDCC und GBDK</text:h>
        <text:p text:style-name="P18">Für die Entwicklungsumgebung wird die C-Umgebung GBDK<text:note text:id="ftn3" text:note-class="footnote"><text:note-citation>8</text:note-citation><text:note-body><text:p text:style-name="Footnote"><text:span text:style-name="T9">http://gbdk.sourceforge.net/, abgerufen am 29.12.2020</text:span></text:p></text:note-body></text:note> verwendet. Das Originalprodukt ist mächtig veraltet. Mittlerweile git es eine aktuellere Entwicklung<text:note text:id="ftn4" text:note-class="footnote"><text:note-citation>9</text:note-citation><text:note-body><text:p text:style-name="P3">https://github.com/Zal0/gbdk-2020/, abgerufen am 29.12.2020</text:p></text:note-body></text:note> die auch für den Raspberry Pi funktioniert. GBDK verwendet als Grundkompiler den SDCC<text:note text:id="ftn5" text:note-class="footnote"><text:note-citation>10</text:note-citation><text:note-body><text:p text:style-name="P3">http://sdcc.sourceforge.net/, abgerufen am 29.12.2020</text:p></text:note-body></text:note>. Für die neuere GBDK-Umgebung wird auf ein Snapshot build<text:note text:id="ftn6" text:note-class="footnote"><text:note-citation>11</text:note-citation><text:note-body><text:p text:style-name="Footnote"><text:span text:style-name="T9">http://sdcc.sourceforge.net/snap.php, abgerufen am 29.12.2020</text:span></text:p></text:note-body></text:note> zurückgegriffen, da <text:span text:style-name="T6">GBDK </text:span>mit der aktuellen<text:note text:id="ftn7" text:note-class="footnote"><text:note-citation>12</text:note-citation><text:note-body><text:p text:style-name="P3">zum Zeitpunkt der Erstel<text:span text:style-name="T17">l</text:span>ung dieses Artikels</text:p></text:note-body></text:note> Releaseversion 4 GBDK Probleme<text:note text:id="ftn8" text:note-class="footnote"><text:note-citation>13</text:note-citation><text:note-body><text:p text:style-name="P3">https://github.com/Zal0/gbdk-2020/blob/develop/README.md, abgerufen am 29.12.2020</text:p></text:note-body></text:note> macht.</text:p>
        <text:p text:style-name="P18"/>
        <text:p text:style-name="P18">Wurde der Quellcode eines aktuellen Snapshots heruntergeladen und das Archiv entpackt. Wird im SDCC-Verzeichnis folgendes ausgeführt:</text:p>
        <text:p text:style-name="P15"/>
        <text:p text:style-name="P25">sudo <text:s/><text:span text:style-name="T2">apt install g++ libboost-dev texinfo zlib1g-dev bison flex make</text:span></text:p>
        <text:p text:style-name="P9">./configure --disable-pic14-port –disable-pic16-port</text:p>
        <text:p text:style-name="P9">make</text:p>
        <text:p text:style-name="P9">sudo make install</text:p>
        <text:p text:style-name="P7"/>
        <text:p text:style-name="P10">Die Kompilierung von SDCC dauert einige Zeit (nicht nur eine Tasse). Ist das Ganze aber abgeschlossen, kann per</text:p>
        <text:p text:style-name="P7"/>
        <text:p text:style-name="P9">sdcc -v</text:p>
        <text:p text:style-name="P7"/>
        <text:p text:style-name="P10">das Ergebnis <text:span text:style-name="T6">an</text:span>gesehen werden.</text:p>
        <text:p text:style-name="P10"/>
        <text:p text:style-name="P10"><text:soft-page-break/>Nachdem SDCC eingerichtet ist wird GBDK kompiliert. <text:span text:style-name="T6">Über</text:span></text:p>
        <text:p text:style-name="Normal"><text:span text:style-name="T5"/></text:p>
        <text:p text:style-name="Normal"><text:span text:style-name="T5">git clone https://github.com/Zal0/gbdk-2020.git</text:span></text:p>
        <text:p text:style-name="P7"/>
        <text:p text:style-name="P10">wird der aktuelle Programmcode bezogen.</text:p>
        <text:p text:style-name="P10"/>
        <text:p text:style-name="P11">Folgende Schritte sind zur Einrichtung von GDBK notwendig (im Verzeichnis vom GBDK)</text:p>
        <text:p text:style-name="P7"/>
        <text:p text:style-name="P27"><text:span text:style-name="T2">SDCCDIR="/usr/local" make</text:span><text:line-break/><text:span text:style-name="T2">sudo SDCCDIR="/usr/local" make install</text:span></text:p>
        <text:p text:style-name="P26"/>
        <text:p text:style-name="P8">und mit </text:p>
        <text:p text:style-name="P15"/>
        <text:p text:style-name="P12">lcc -v </text:p>
        <text:p text:style-name="P15"/>
        <text:p text:style-name="P8">kann der Erfolg überprüft werden.</text:p>
        <text:p text:style-name="P15"/>
        <text:h text:style-name="P36" text:outline-level="2"><text:span text:style-name="T18">3 </text:span>Box86</text:h>
        <text:p text:style-name="P18"><text:span text:style-name="T2">Wie bereit erwähnt </text:span><text:span text:style-name="T3">kann das mit Raspberry Pi OS gelieferte</text:span><text:span text:style-name="T2"> Wine </text:span><text:span text:style-name="T3">keine</text:span><text:span text:style-name="T2"> x86-Programme </text:span><text:span text:style-name="T3">ausführen</text:span><text:span text:style-name="T3"><text:note text:id="ftn26" text:note-class="footnote"><text:note-citation>14</text:note-citation><text:note-body><text:p text:style-name="P6">sondern nur Arm-P<text:span text:style-name="T23">r</text:span>ogramme</text:p></text:note-body></text:note></text:span><text:span text:style-name="T2">, daher </text:span><text:span text:style-name="T3">wird zur Ausführung einer x86 Wineversion </text:span><text:span text:style-name="T4">die Anwendung </text:span><text:span text:style-name="T3">Box86</text:span><text:span text:style-name="T3"><text:note text:id="ftn9" text:note-class="footnote"><text:note-citation>15</text:note-citation><text:note-body><text:p text:style-name="P3">https://github.com/ptitSeb/box86, <text:span text:style-name="T6">abgerufen ab 03.01.2021</text:span></text:p></text:note-body></text:note></text:span><text:span text:style-name="T3"> verwendet. Box86 ist ein x86 Emulator für diverse Arm-Systeme. </text:span></text:p>
        <text:p text:style-name="P18"/>
        <text:p text:style-name="P17">Für die Kompilierung<text:note text:id="ftn11" text:note-class="footnote"><text:note-citation>16</text:note-citation><text:note-body><text:p text:style-name="P3">https://github.com/ptitSeb/box86/blob/master/COMPILE.md, <text:span text:style-name="T6">abgerufen ab 03.01.2021</text:span></text:p></text:note-body></text:note> ist cmake u.a. nowendig.</text:p>
        <text:p text:style-name="P16"/>
        <text:p text:style-name="P16">Mit</text:p>
        <text:p text:style-name="P16"/>
        <text:p text:style-name="P32"><text:span text:style-name="Source_20_Text"><text:span text:style-name="T1">git clone https://github.com/ptitSeb/box86</text:span></text:span></text:p>
        <text:p text:style-name="P33"><text:span text:style-name="Source_20_Text"><text:span text:style-name="T1">cd box86</text:span></text:span></text:p>
        <text:p text:style-name="P33"><text:span text:style-name="Source_20_Text"><text:span text:style-name="T1">mkdir build; cd build; cmake .. -DRPI4=1 -DCMAKE_BUILD_TYPE=RelWithDebInfo</text:span></text:span></text:p>
        <text:p text:style-name="P33"><text:span text:style-name="Source_20_Text"><text:span text:style-name="T1">make -j4</text:span></text:span></text:p>
        <text:p text:style-name="P33"><text:span text:style-name="Source_20_Text"><text:span text:style-name="T1">sudo make install</text:span></text:span></text:p>
        <text:p text:style-name="P33"><text:span text:style-name="Source_20_Text"><text:span text:style-name="T1">sudo systemctl restart systemd-binfmt</text:span></text:span></text:p>
        <text:p text:style-name="P16"/>
        <text:p text:style-name="P17">wird Box86, wie in der Dokumentation beschrieben, kompiliert<text:note text:id="ftn12" text:note-class="footnote"><text:note-citation>17</text:note-citation><text:note-body><text:p text:style-name="P4">gegebenenfalls müssen noch weitere Programme, wie z. B. gcc, vorher installiert werden</text:p></text:note-body></text:note> und installiert. <text:span text:style-name="T20">Mit dem Befehl</text:span></text:p>
        <text:p text:style-name="P17"/>
        <text:p text:style-name="P29">box86 -h</text:p>
        <text:p text:style-name="P20"/>
        <text:p text:style-name="P20">kann das Ergebnis überprüft werden.</text:p>
        <text:p text:style-name="P16"/>
        <text:h text:style-name="P36" text:outline-level="2"><text:span text:style-name="T18">4 </text:span>Wine</text:h>
        <text:p text:style-name="P17">Box86 verwendet viele vorhandene Systembibliotheken. Wine muss daher nur noch heruntergeladen und kann dann mit Box86 ausgeführt werden. Das Projekt TwisterOS<text:note text:id="ftn13" text:note-class="footnote"><text:note-citation>18</text:note-citation><text:note-body><text:p text:style-name="P3">https://twisteros.com/index.html, <text:span text:style-name="T6">abgerufen am 03.01.2021</text:span></text:p></text:note-body></text:note> stellt ein Tar-Archiv<text:note text:id="ftn14" text:note-class="footnote"><text:note-citation>19</text:note-citation><text:note-body><text:p text:style-name="P2"><text:span text:style-name="T15">https://twisteros.com/wine.tgz, </text:span><text:span text:style-name="T16">abgerufen am 03.01.2021</text:span></text:p></text:note-body></text:note> zur Verfügung. Das Archiv einfach entpacken und dann per <text:s/></text:p>
        <text:p text:style-name="P16"><text:span text:style-name="T13"/></text:p>
        <text:p text:style-name="P16"><text:span text:style-name="T13">box86 ~/wine/bin/wine winecfg</text:span><text:note text:id="ftn15" text:note-class="footnote"><text:note-citation>20</text:note-citation><text:note-body><text:p text:style-name="P4">Pfad entsprechend anpassen</text:p></text:note-body></text:note> </text:p>
        <text:p text:style-name="P16"/>
        <text:p text:style-name="P16"><text:soft-page-break/>ausführen.</text:p>
        <text:p text:style-name="P16"/>
        <text:p text:style-name="P16">Die Tools GBMB und GBTD können nun mit </text:p>
        <text:p text:style-name="P16"/>
        <text:p text:style-name="P28">box86 ~/wine/bin/wine gbmb.exe</text:p>
        <text:p text:style-name="P16"/>
        <text:p text:style-name="P16">bzw.</text:p>
        <text:p text:style-name="P28"/>
        <text:p text:style-name="P28">box86 ~/wine/bin/wine gbtd.exe </text:p>
        <text:p text:style-name="P16"/>
        <text:p text:style-name="P16">ausgeführt werden. Die Performance ist dabei völlig in Ordnung. </text:p>
        <text:p text:style-name="P16"/>
        <text:p text:style-name="P17">TwisterOS<text:note text:id="ftn17" text:note-class="footnote"><text:note-citation>21</text:note-citation><text:note-body><text:p text:style-name="P4">dem Author war diese Distribution allerdings zu überladen</text:p></text:note-body></text:note> bringt <text:span text:style-name="T20">B</text:span>ox86 gleich mit, bei Verwendung dieser Distribution kann das Kompilieren von Box86 und Wine hinzufügen wegfallen.</text:p>
        <text:p text:style-name="P16"/>
        <text:h text:style-name="P36" text:outline-level="2"><text:span text:style-name="T18">5 </text:span>Gameboy Emulator</text:h>
        <text:p text:style-name="P17">Als Emulator k<text:span text:style-name="T21">önnte</text:span> BGB in Verbindung mit Box86 und Wine verwendet werden. <text:span text:style-name="T21">Der Start des Programms dauert aber ewig und der Author hat bisher kein Programmfenster zu Gesicht bekommen</text:span><text:span text:style-name="T21"><text:note text:id="ftn23" text:note-class="footnote"><text:note-citation>22</text:note-citation><text:note-body><text:p text:style-name="P5">kann aber an einer eingestellten Programmoption liegen</text:p></text:note-body></text:note></text:span><text:span text:style-name="T21">. </text:span>Es kann aber auch ein nativer Emulator wie z. B. mgba<text:note text:id="ftn18" text:note-class="footnote"><text:note-citation>23</text:note-citation><text:note-body><text:p text:style-name="P2"><text:span text:style-name="T15">http://mgba.io/, </text:span><text:span text:style-name="T16">abgerufen am 03.01.2021</text:span></text:p></text:note-body></text:note> benutzt werden. Die in Raspberry Pi OS mitgelieferte Version von mgba ist veraltet. Eine aktuelle Version lässt sich per Flatpak<text:note text:id="ftn19" text:note-class="footnote"><text:note-citation>24</text:note-citation><text:note-body><text:p text:style-name="P2"><text:span text:style-name="T15">https://dl.flathub.org/repo/appstream/io.mgba.mGBA.flatpakref, </text:span><text:span text:style-name="T16">abgerufen am 03.01.2021</text:span></text:p></text:note-body></text:note> installieren. Über</text:p>
        <text:p text:style-name="P16"/>
        <text:p text:style-name="P28">sudo apt install flatpak</text:p>
        <text:p text:style-name="P13"><text:span text:style-name="T14">wget https://dl.flathub.org/repo/appstream/io.mgba.mGBA.flatpakref</text:span></text:p>
        <text:p text:style-name="P28">flatpak install io.mgba.mGBA.flatpakref</text:p>
        <text:p text:style-name="P16"/>
        <text:p text:style-name="P16">wird der Emulator auf dem Raspberry Pi installiert.</text:p>
        <text:p text:style-name="P16"/>
        <text:p text:style-name="P16">Mit</text:p>
        <text:p text:style-name="P16"/>
        <text:p text:style-name="P16"><text:span text:style-name="T13">flatpak run io.mgba.mGBA.flatpakref</text:span><text:note text:id="ftn20" text:note-class="footnote"><text:note-citation>25</text:note-citation><text:note-body><text:p text:style-name="P4">Befehlszeile kann auch ins Menü integriert werden</text:p></text:note-body></text:note></text:p>
        <text:p text:style-name="P16"/>
        <text:p text:style-name="P16">wird mgba ausgeführt.</text:p>
        <text:p text:style-name="P16"/>
        <text:p text:style-name="P21">Mit Sameboy<text:note text:id="ftn24" text:note-class="footnote"><text:note-citation>26</text:note-citation><text:note-body><text:p text:style-name="P3">https://sameboy.github.io/, <text:span text:style-name="T22">abgerufen am 03.01.2021</text:span></text:p></text:note-body></text:note> existiert als Beispiel noch ein weiterer aktueller Emulator. Diese Anwendung müsste über den Quellcode kompiliert werden. Aktuell bietet er unter Linux-Systemen aber keine Funktionen zum Debuggen an. Wirbt allerdings mit einer guten Genauigkeit<text:note text:id="ftn25" text:note-class="footnote"><text:note-citation>27</text:note-citation><text:note-body><text:p text:style-name="Footnote"><text:span text:style-name="T9">https://sameboy.github.io/features/, </text:span><text:span text:style-name="T11">abgerufen am 03.01.2021</text:span></text:p></text:note-body></text:note>.</text:p>
        <text:h text:style-name="P34" text:outline-level="1"/>
        <text:h text:style-name="P34" text:outline-level="1"><text:span text:style-name="T18">6 </text:span>Schlußwort</text:h>
        <text:p text:style-name="P17">Mit den in diesem Artikel aufgezeigten Schritte<text:span text:style-name="T24">n</text:span> ist es nun auch möglich auf dem Raspberry Pi eine C-Entwicklungsumgebung für die Gameboy-Plattform einzurichten <text:span text:style-name="T24">und zu verwenden</text:span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ial" svg:font-family="Aial"/>
    <style:font-face style:name="Liberation Sans" svg:font-family="'Liberation Sans'"/>
    <style:font-face style:name="Liberation Serif1" svg:font-family="'Liberation Serif'"/>
    <style:font-face style:name="Roboto" svg:font-family="Roboto, Arial, sans-serif"/>
    <style:font-face style:name="SFMono-Regular" svg:font-family="SFMono-Regular, Consolas, 'Liberation Mono', Menlo, monospace"/>
    <style:font-face style:name="Arial" svg:font-family="Arial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Footnote" style:family="paragraph" style:parent-style-name="Normal" style:class="extra">
      <style:paragraph-properties fo:margin-left="0.598cm" fo:margin-right="0cm" fo:text-indent="-0.598cm" style:auto-text-indent="false"/>
      <style:text-properties fo:font-size="10pt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de" fo:country="D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" style:family="paragraph" style:parent-style-name="Text_20_body" style:class="lis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Footnote_20_Reference" style:display-name="Footnote Reference" style:family="text">
      <style:text-properties style:text-position="33% 58%" fo:font-size="10pt"/>
    </style:style>
    <style:style style:name="Footnote_20_anchor_5f_text" style:display-name="Footnote anchor_text" style:family="text">
      <style:text-properties style:text-position="33%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creation-date>2020-12-29T21:43:13.203524964</meta:creation-date>
    <dc:date>2021-01-03T14:03:59.745316219</dc:date>
    <meta:editing-duration>PT6H22M8S</meta:editing-duration>
    <meta:editing-cycles>18</meta:editing-cycles>
    <meta:document-statistic meta:table-count="0" meta:image-count="0" meta:object-count="0" meta:page-count="4" meta:paragraph-count="91" meta:word-count="751" meta:character-count="6163" meta:non-whitespace-character-count="5490"/>
  </office:meta>
</office:document-meta>
</file>